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ashed_20__28_var_29_" draw:fill="solid" draw:fill-color="#996633" draw:fill-gradient-name="Gradient_20_1" draw:fill-hatch-name="Black_20_0_20_Degrees" draw:opacity="25%" draw:textarea-horizontal-align="center" draw:textarea-vertical-align="middle" draw:shadow-opacity="25%"/>
    </style:style>
    <style:style style:name="gr4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gradient-name="Gradient_20_17" draw:textarea-horizontal-align="justify" draw:textarea-vertical-align="middle" draw:auto-grow-height="false"/>
    </style:style>
    <style:style style:name="gr6" style:family="graphic" style:parent-style-name="standard">
      <style:graphic-properties draw:fill="gradient" draw:fill-color="#cccccc" draw:fill-gradient-name="Gradient_20_19" draw:textarea-horizontal-align="justify" draw:textarea-vertical-align="middle" draw:auto-grow-height="false"/>
    </style:style>
    <style:style style:name="gr7" style:family="graphic" style:parent-style-name="standard">
      <style:graphic-properties draw:fill="gradient" draw:fill-color="#94bd5e" draw:fill-gradient-name="Gradient_20_15" draw:fill-hatch-name="Black_20_0_20_Degrees" draw:fill-image-name="Empty" draw:textarea-horizontal-align="justify" draw:textarea-vertical-align="middle" draw:auto-grow-height="false"/>
    </style:style>
    <style:style style:name="gr8" style:family="graphic" style:parent-style-name="standard">
      <style:graphic-properties draw:fill="gradient" draw:fill-color="#b3b3b3" draw:fill-gradient-name="Gradient_20_25" draw:fill-image-name="Empty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cm" fo:min-width="4.2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4.633cm"/>
    </style:style>
    <style:style style:name="gr11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3" style:family="graphic" style:parent-style-name="standard">
      <style:graphic-properties draw:stroke="dash" draw:stroke-dash="Linienstil_20_1" draw:textarea-horizontal-align="center" draw:textarea-vertical-align="middle"/>
    </style:style>
    <style:style style:name="gr14" style:family="graphic" style:parent-style-name="standard">
      <style:graphic-properties draw:fill-color="#83caff" draw:textarea-horizontal-align="center" draw:textarea-vertical-align="middle"/>
    </style:style>
    <style:style style:name="gr15" style:family="graphic" style:parent-style-name="standard">
      <style:graphic-properties draw:stroke="none" draw:fill="none" fo:min-height="2.959cm"/>
    </style:style>
    <style:style style:name="gr16" style:family="graphic" style:parent-style-name="standard">
      <style:graphic-properties draw:stroke="none" draw:fill="none" fo:min-height="2.7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8cm" fo:min-width="4.405cm"/>
    </style:style>
    <style:style style:name="gr18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19" style:family="graphic" style:parent-style-name="standard">
      <style:graphic-properties draw:fill-color="#0099ff" draw:textarea-horizontal-align="justify" draw:textarea-vertical-align="middle" draw:auto-grow-height="false"/>
    </style:style>
    <style:style style:name="gr20" style:family="graphic" style:parent-style-name="standard">
      <style:graphic-properties draw:fill-color="#ffffff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-color="#4c4c4c" draw:textarea-horizontal-align="justify" draw:textarea-vertical-align="middle" draw:auto-grow-height="false" draw:shadow="hidden"/>
    </style:style>
    <style:style style:name="gr23" style:family="graphic" style:parent-style-name="standard">
      <style:graphic-properties draw:stroke="dash" draw:stroke-dash="Linienstil_20_2" svg:stroke-color="#000000" draw:textarea-horizontal-align="center" draw:textarea-vertical-align="middle"/>
    </style:style>
    <style:style style:name="gr24" style:family="graphic" style:parent-style-name="standard">
      <style:graphic-properties draw:fill-color="#999999" draw:textarea-horizontal-align="justify" draw:textarea-vertical-align="middle" draw:auto-grow-height="false" draw:shadow="hidden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9cm" fo:min-width="1.546cm"/>
    </style:style>
    <style:style style:name="gr26" style:family="graphic" style:parent-style-name="standard">
      <style:graphic-properties draw:stroke="dash" draw:stroke-dash="Linienstil_20_2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9cm" fo:min-width="3.873cm"/>
    </style:style>
    <style:style style:name="P1" style:family="paragraph">
      <style:paragraph-properties fo:text-align="center"/>
    </style:style>
    <style:style style:name="P2" style:family="paragraph">
      <style:text-properties fo:font-size="9pt" style:font-size-asian="9pt" style:font-size-complex="9pt"/>
    </style:style>
    <style:style style:name="P3" style:family="paragraph">
      <style:paragraph-properties style:text-autospace="none"/>
      <style:text-properties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P4" style:family="paragraph">
      <style:paragraph-properties style:text-autospace="none"/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family="'DejaVu LGC Sans Mono'" style:font-family-generic="swiss" style:font-pitch="fixed" fo:font-size="10pt" style:font-size-asian="10pt" style:font-size-complex="10pt"/>
    </style:style>
    <style:style style:name="P7" style:family="paragraph">
      <style:paragraph-properties fo:text-align="start"/>
      <style:text-properties fo:font-family="'DejaVu LGC Sans Mono'" style:font-family-generic="swiss" style:font-pitch="fixed" fo:font-size="10pt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color="#000000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3" style:family="text">
      <style:text-properties fo:color="#000000" fo:font-family="Monospace" style:font-pitch="fixed" fo:font-size="10pt" style:font-family-asian="Monospace" style:font-pitch-asian="fixed" style:font-size-asian="10pt" style:font-family-complex="Monospace" style:font-pitch-complex="fixed" style:font-size-complex="10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color="#000000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10pt" style:font-style-complex="italic"/>
    </style:style>
    <style:style style:name="T6" style:family="text">
      <style:text-properties fo:color="#4c4c4c" fo:font-family="Monospace" style:font-pitch="fixed" fo:font-size="10pt" fo:font-style="italic" style:font-family-asian="Monospace" style:font-pitch-asian="fixed" style:font-size-asian="10pt" style:font-style-asian="italic" style:font-family-complex="Monospace" style:font-pitch-complex="fixed" style:font-size-complex="10pt" style:font-style-complex="italic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family="'DejaVu LGC Sans Mono'" style:font-family-generic="swiss" style:font-pitch="fixed" fo:font-size="10pt" style:font-size-asian="10pt" style:font-size-complex="10pt"/>
    </style:style>
    <style:style style:name="T9" style:family="text">
      <style:text-properties fo:color="#808080" fo:font-family="'DejaVu LGC Sans Mono'" style:font-family-generic="swiss" style:font-pitch="fixed" fo:font-size="10pt" style:font-size-asian="10pt" style:font-size-complex="10pt"/>
    </style:style>
    <style:style style:name="T10" style:family="text">
      <style:text-properties fo:color="#999999" fo:font-family="'DejaVu LGC Sans Mono'" style:font-family-generic="swiss" style:font-pitch="fixed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559cm" svg:height="3.676cm" svg:x="8cm" svg:y="11.824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draw:layer="layout" svg:width="9.559cm" svg:height="2.206cm" svg:x="18.441cm" svg:y="11.824cm">
          <text:p/>
          <draw:enhanced-geometry svg:viewBox="0 0 21600 21600" draw:glue-points="10800 0 0 10800 10800 21600 21600 10800" draw:text-areas="0 0 21600 ?f11" draw:mirror-horizontal="false" draw:mirror-vertical="false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3" draw:text-style-name="P1" draw:layer="layout" svg:width="13.807cm" svg:height="4.411cm" svg:x="12.723cm" svg:y="6.678cm">
          <text:p/>
        </draw:rect>
        <draw:custom-shape draw:style-name="gr4" draw:text-style-name="P1" draw:layer="layout" svg:width="9.557cm" svg:height="9.558cm" svg:x="1.531cm" svg:y="1.5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8.495cm" svg:height="8.124cm" svg:x="2.062cm" svg:y="2.4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1.592cm" svg:height="1.062cm" svg:x="6.575cm" svg:y="2.75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92cm" svg:height="1.062cm" svg:x="6.575cm" svg:y="9.12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592cm" svg:height="1.062cm" svg:x="6.575cm" svg:y="4.3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1.594cm" svg:height="1.062cm" svg:x="2.327cm" svg:y="5.93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2" draw:layer="layout" svg:width="4.778cm" svg:height="0.88cm" svg:x="1.436cm" svg:y="1.605cm">
          <draw:text-box>
            <text:p text:style-name="P2"><text:span text:style-name="T1">Java Virtual Machine</text:span></text:p>
          </draw:text-box>
        </draw:frame>
        <draw:frame draw:style-name="gr10" draw:text-style-name="P2" draw:layer="layout" svg:width="5.133cm" svg:height="0.881cm" svg:x="1.967cm" svg:y="2.487cm">
          <draw:text-box>
            <text:p text:style-name="P2"><text:span text:style-name="T1">OSGi Service Platform</text:span></text:p>
          </draw:text-box>
        </draw:frame>
        <draw:custom-shape draw:style-name="gr6" draw:text-style-name="P1" draw:layer="layout" svg:width="1.592cm" svg:height="1.062cm" svg:x="4.45cm" svg:y="5.93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92cm" svg:height="1.062cm" svg:x="4.45cm" svg:y="4.3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529cm" svg:height="0.266cm" svg:x="7.902cm" svg:y="4.61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592cm" svg:height="1.061cm" svg:x="4.45cm" svg:y="7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1.592cm" svg:height="1.061cm" svg:x="6.575cm" svg:y="7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592cm" svg:height="1.062cm" svg:x="6.575cm" svg:y="5.93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" draw:layer="layout" svg:width="1.594cm" svg:height="1.062cm" svg:x="8.698cm" svg:y="5.938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0.531cm" svg:height="0.266cm" svg:x="6.307cm" svg:y="3.018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34cm" svg:height="0.265cm" svg:x="3.653cm" svg:y="6.097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34cm" svg:height="0.265cm" svg:x="3.653cm" svg:y="6.575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3cm" svg:height="0.266cm" svg:x="5.778cm" svg:y="4.504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527cm" svg:height="0.265cm" svg:x="4.186cm" svg:y="6.097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1.594cm" svg:height="1.062cm" svg:x="8.698cm" svg:y="4.34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0.53cm" svg:height="0.265cm" svg:x="5.778cm" svg:y="6.20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7" draw:text-style-name="P1" draw:layer="layout" svg:width="1.594cm" svg:height="1.061cm" svg:x="8.698cm" svg:y="7.53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0.531cm" svg:height="0.266cm" svg:x="6.307cm" svg:y="4.982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3cm" svg:height="0.267cm" svg:x="5.778cm" svg:y="7.795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29cm" svg:height="0.265cm" svg:x="7.902cm" svg:y="6.20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29cm" svg:height="0.267cm" svg:x="7.902cm" svg:y="7.795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531cm" svg:height="0.265cm" svg:x="6.307cm" svg:y="6.20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531cm" svg:height="0.267cm" svg:x="6.307cm" svg:y="7.795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532cm" svg:height="0.265cm" svg:x="8.432cm" svg:y="6.203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527cm" svg:height="0.267cm" svg:x="4.186cm" svg:y="7.795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527cm" svg:height="0.266cm" svg:x="4.186cm" svg:y="4.61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531cm" svg:height="0.266cm" svg:x="6.307cm" svg:y="9.389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2" draw:text-style-name="P1" draw:layer="layout" svg:width="0.532cm" svg:height="0.267cm" svg:x="8.432cm" svg:y="7.795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4.185cm" svg:y1="4.876cm" svg:x2="4.185cm" svg:y2="5.991cm">
          <text:p/>
        </draw:line>
        <draw:custom-shape draw:style-name="gr11" draw:text-style-name="P1" draw:layer="layout" svg:width="0.529cm" svg:height="0.266cm" svg:x="7.902cm" svg:y="9.389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8.487cm" svg:y1="8.115cm" svg:x2="8.487cm" svg:y2="9.496cm">
          <text:p/>
        </draw:line>
        <draw:line draw:style-name="gr13" draw:text-style-name="P1" draw:layer="layout" svg:x1="6.309cm" svg:y1="8.168cm" svg:x2="6.309cm" svg:y2="9.389cm">
          <text:p/>
        </draw:line>
        <draw:line draw:style-name="gr13" draw:text-style-name="P1" draw:layer="layout" svg:x1="4.185cm" svg:y1="6.894cm" svg:x2="4.185cm" svg:y2="7.85cm">
          <text:p/>
        </draw:line>
        <draw:custom-shape draw:style-name="gr12" draw:text-style-name="P1" draw:layer="layout" svg:width="0.532cm" svg:height="0.266cm" svg:x="8.432cm" svg:y="4.61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0.53cm" svg:height="0.266cm" svg:x="5.778cm" svg:y="4.982cm">
          <text:p/>
          <draw:enhanced-geometry svg:viewBox="0 0 21600 21600" draw:mirror-vertical="fals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13" draw:text-style-name="P1" draw:layer="layout" svg:x1="6.309cm" svg:y1="3.283cm" svg:x2="6.309cm" svg:y2="4.398cm">
          <text:p/>
        </draw:line>
        <draw:rect draw:style-name="gr3" draw:text-style-name="P1" draw:layer="layout" svg:width="3.979cm" svg:height="1.541cm" svg:x="2.181cm" svg:y="5.694cm">
          <text:p/>
        </draw:rect>
        <draw:rect draw:style-name="gr14" draw:text-style-name="P1" draw:layer="layout" svg:width="13.97cm" svg:height="3.676cm" svg:x="12.56cm" svg:y="1.531cm">
          <text:p/>
        </draw:rect>
        <draw:custom-shape draw:style-name="gr8" draw:text-style-name="P1" draw:layer="layout" svg:width="5.147cm" svg:height="3.676cm" svg:x="13.294cm" svg:y="6.9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layer="layout" svg:width="5.145cm" svg:height="3.676cm" svg:x="19.913cm" svg:y="6.972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3" draw:layer="layout" svg:width="10cm" svg:height="3.209cm" svg:x="8cm" svg:y="11.991cm">
          <draw:text-box>
            <text:p text:style-name="P3"><text:span text:style-name="T2"><text:s/></text:span><text:span text:style-name="T3">&lt;pageflow</text:span><text:span text:style-name="T4"> </text:span><text:span text:style-name="T3">name=</text:span><text:span text:style-name="T5">"</text:span><text:span text:style-name="T6">MainFlow</text:span><text:span text:style-name="T5">"</text:span><text:span text:style-name="T4"> </text:span><text:span text:style-name="T3">final=</text:span><text:span text:style-name="T5">"</text:span><text:span text:style-name="T6">Home</text:span><text:span text:style-name="T5">"</text:span><text:span text:style-name="T3">&gt;</text:span></text:p>
            <text:p text:style-name="P3"><text:span text:style-name="T3"><text:s text:c="3"/></text:span><text:span text:style-name="T3">&lt;flowstep</text:span><text:span text:style-name="T4"> </text:span><text:span text:style-name="T3">name=</text:span><text:span text:style-name="T5">"</text:span><text:span text:style-name="T6">Home</text:span><text:span text:style-name="T5">"</text:span><text:span text:style-name="T3">/&gt;</text:span></text:p>
            <text:p text:style-name="P3"><text:span text:style-name="T3"><text:s text:c="3"/></text:span><text:span text:style-name="T3">&lt;extension-point</text:span><text:span text:style-name="T4"> </text:span><text:span text:style-name="T3">id=</text:span><text:span text:style-name="T5">"</text:span><text:span text:style-name="T6">flow.main</text:span><text:span text:style-name="T5">"</text:span></text:p>
            <text:p text:style-name="P3"><text:span text:style-name="T5"><text:s text:c="19"/></text:span><text:span text:style-name="T3"><text:s/></text:span><text:span text:style-name="T3">type=</text:span><text:span text:style-name="T5">"</text:span><text:span text:style-name="T6">context.flowstep</text:span><text:span text:style-name="T5">"</text:span><text:span text:style-name="T4"> </text:span></text:p>
            <text:p text:style-name="P3"><text:span text:style-name="T3"><text:s text:c="20"/></text:span><text:span text:style-name="T3">cardinality=</text:span><text:span text:style-name="T5">"</text:span><text:span text:style-name="T6">0..n</text:span><text:span text:style-name="T5">"</text:span><text:span text:style-name="T3">/&gt;</text:span></text:p>
            <text:p text:style-name="P3"><text:span text:style-name="T3"><text:s text:c="3"/></text:span><text:span text:style-name="T3">&lt;flowstep</text:span><text:span text:style-name="T4"> </text:span><text:span text:style-name="T3">name=</text:span><text:span text:style-name="T5">"</text:span><text:span text:style-name="T6">Bye</text:span><text:span text:style-name="T5">"</text:span><text:span text:style-name="T3">/&gt;</text:span></text:p>
            <text:p text:style-name="P3"><text:span text:style-name="T3"><text:s/></text:span><text:span text:style-name="T3">&lt;/pageflow&gt;</text:span></text:p>
          </draw:text-box>
        </draw:frame>
        <draw:frame draw:style-name="gr16" draw:text-style-name="P4" draw:layer="layout" svg:width="9.181cm" svg:height="3cm" svg:x="18.519cm" svg:y="11.9cm">
          <draw:text-box>
            <text:p text:style-name="P4"><text:span text:style-name="T3">&lt;extension</text:span><text:span text:style-name="T4"> </text:span><text:span text:style-name="T3">type=</text:span><text:span text:style-name="T5">"</text:span><text:span text:style-name="T6">context.flowstep</text:span><text:span text:style-name="T5">"</text:span><text:span text:style-name="T3">&gt;</text:span></text:p>
            <text:p text:style-name="P4"><text:span text:style-name="T3"><text:s text:c="3"/></text:span><text:span text:style-name="T3">&lt;extend</text:span><text:span text:style-name="T4"> </text:span><text:span text:style-name="T3">extension-point=</text:span><text:span text:style-name="T5">"</text:span><text:span text:style-name="T6">flow.main</text:span><text:span text:style-name="T5">"</text:span><text:span text:style-name="T3">/&gt;</text:span></text:p>
            <text:p text:style-name="P4"><text:span text:style-name="T3"><text:s text:c="3"/></text:span><text:span text:style-name="T3">&lt;flowstep</text:span><text:span text:style-name="T4"> </text:span><text:span text:style-name="T3">name=</text:span><text:span text:style-name="T5">"</text:span><text:span text:style-name="T6">Test</text:span><text:span text:style-name="T5">"</text:span><text:span text:style-name="T3">/&gt;</text:span></text:p>
            <text:p text:style-name="P4"><text:span text:style-name="T3">&lt;/extension&gt;</text:span></text:p>
          </draw:text-box>
        </draw:frame>
        <draw:frame draw:style-name="gr17" draw:text-style-name="P5" draw:layer="layout" svg:width="5.905cm" svg:height="0.948cm" svg:x="12.495cm" svg:y="1.534cm">
          <draw:text-box>
            <text:p text:style-name="P5"><text:span text:style-name="T7">OSGi Service Registry</text:span></text:p>
          </draw:text-box>
        </draw:frame>
        <draw:custom-shape draw:style-name="gr12" draw:text-style-name="P1" draw:layer="layout" svg:width="1.47cm" svg:height="0.735cm" svg:x="19.177cm" svg:y="7.71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472cm" svg:height="0.735cm" svg:x="17.705cm" svg:y="7.706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1" draw:text-style-name="P1" draw:layer="layout" svg:width="1.472cm" svg:height="0.735cm" svg:x="17.705cm" svg:y="9.176cm">
          <text:p/>
          <draw:enhanced-geometry svg:viewBox="0 0 21600 21600" draw:mirror-vertical="true" draw:mirror-horizontal="tru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8" draw:text-style-name="P1" draw:layer="layout" svg:width="1.47cm" svg:height="2.647cm" svg:x="16.235cm" svg:y="4.766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9" draw:text-style-name="P1" draw:layer="layout" svg:width="1.472cm" svg:height="2.647cm" svg:x="20.647cm" svg:y="4.766cm">
          <text:p/>
          <draw:enhanced-geometry svg:viewBox="0 0 21600 21600" draw:text-areas="?f0 ?f7 ?f2 21600" draw:mirror-horizontal="false" draw:mirror-vertical="false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0" draw:text-style-name="P1" draw:layer="layout" svg:width="9cm" svg:height="2.226cm" svg:x="15cm" svg:y="2.474cm">
          <text:p/>
        </draw:rect>
        <draw:frame draw:style-name="gr21" draw:text-style-name="P6" draw:layer="layout" svg:width="8.122cm" svg:height="2.306cm" svg:x="15.4cm" svg:y="2.409cm">
          <draw:text-box>
            <text:p text:style-name="P6"><text:span text:style-name="T8">objectClass=</text:span><text:span text:style-name="T9">org.pustefixframework.</text:span></text:p>
            <text:p text:style-name="P6"><text:span text:style-name="T9"><text:s text:c="12"/></text:span><text:span text:style-name="T9">extension.ExtensionPoint</text:span></text:p>
            <text:p text:style-name="P6"><text:span text:style-name="T8">extension-point=</text:span><text:span text:style-name="T9">flow.main</text:span></text:p>
            <text:p text:style-name="P7"><text:span text:style-name="T8">type=</text:span><text:span text:style-name="T9">context.flowstep</text:span></text:p>
            <text:p text:style-name="P6"><text:span text:style-name="T8">version=</text:span><text:span text:style-name="T10">0.0.0</text:span></text:p>
          </draw:text-box>
        </draw:frame>
        <draw:custom-shape draw:style-name="gr22" draw:text-style-name="P1" draw:layer="layout" svg:width="0.736cm" svg:height="0.735cm" svg:x="16.603cm" svg:y="7.7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3" draw:text-style-name="P1" draw:layer="layout" svg:x1="16.824cm" svg:y1="8.295cm" svg:x2="13.883cm" svg:y2="11.971cm">
          <text:p/>
        </draw:line>
        <draw:custom-shape draw:style-name="gr24" draw:text-style-name="P1" draw:layer="layout" svg:width="0.736cm" svg:height="0.735cm" svg:x="21.015cm" svg:y="7.70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5" draw:text-style-name="P5" draw:layer="layout" svg:width="2.463cm" svg:height="0.949cm" svg:x="14.53cm" svg:y="5.601cm">
          <draw:text-box>
            <text:p text:style-name="P5"><text:span text:style-name="T7">register</text:span></text:p>
          </draw:text-box>
        </draw:frame>
        <draw:line draw:style-name="gr26" draw:text-style-name="P1" draw:layer="layout" svg:x1="21.53cm" svg:y1="8.295cm" svg:x2="24.471cm" svg:y2="11.971cm">
          <text:p/>
        </draw:line>
        <draw:frame draw:style-name="gr27" draw:text-style-name="P5" draw:layer="layout" svg:width="5.264cm" svg:height="0.949cm" svg:x="21.777cm" svg:y="5.601cm">
          <draw:text-box>
            <text:p text:style-name="P5"><text:span text:style-name="T7">track and contribute</text:span></text:p>
          </draw:text-box>
        </draw:frame>
        <draw:custom-shape draw:style-name="gr22" draw:text-style-name="P1" draw:layer="layout" svg:width="0.736cm" svg:height="0.735cm" svg:x="18.735cm" svg:y="4.32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4" draw:text-style-name="P1" draw:layer="layout" svg:width="0.736cm" svg:height="0.735cm" svg:x="19.177cm" svg:y="4.61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6" draw:text-style-name="P1" draw:layer="layout" svg:x1="5.795cm" svg:y1="7.119cm" svg:x2="13.148cm" svg:y2="7.4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5" draw:display-name="Gradient 15" draw:style="radial" draw:cx="50%" draw:cy="50%" draw:start-color="#7da647" draw:end-color="#ffffff" draw:start-intensity="100%" draw:end-intensity="100%" draw:border="0%"/>
    <draw:gradient draw:name="Gradient_20_17" draw:display-name="Gradient 17" draw:style="radial" draw:cx="50%" draw:cy="50%" draw:start-color="#0093d9" draw:end-color="#ffffff" draw:start-intensity="100%" draw:end-intensity="100%" draw:border="0%"/>
    <draw:gradient draw:name="Gradient_20_19" draw:display-name="Gradient 19" draw:style="radial" draw:cx="50%" draw:cy="50%" draw:start-color="#eb613d" draw:end-color="#ffff00" draw:start-intensity="100%" draw:end-intensity="100%" draw:border="0%"/>
    <draw:gradient draw:name="Gradient_20_25" draw:display-name="Gradient 25" draw:style="radial" draw:cx="50%" draw:cy="50%" draw:start-color="#dc2300" draw:end-color="#ffff99" draw:start-intensity="100%" draw:end-intensity="100%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Linienstil_20_1" draw:display-name="Linienstil 1" draw:style="rect" draw:dots1="1" draw:dots1-length="197%" draw:distance="500%"/>
    <draw:stroke-dash draw:name="Linienstil_20_2" draw:display-name="Linienstil 2" draw:style="rect" draw:dots1="1" draw:distance="42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leidig </meta:initial-creator>
    <meta:creation-date>2010-04-23T10:48:13</meta:creation-date>
    <dc:date>2010-07-05T16:07:09</dc:date>
    <dc:creator>mleidig </dc:creator>
    <meta:editing-duration>PT12H52M36S</meta:editing-duration>
    <meta:editing-cycles>8</meta:editing-cycles>
    <meta:generator>OpenOffice.org/3.1$Linux OpenOffice.org_project/310m19$Build-9420</meta:generator>
    <meta:document-statistic meta:object-count="68"/>
  </office:meta>
</office:document-meta>
</file>